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a5d4" officeooo:paragraph-rsid="0017a5d4"/>
    </style:style>
    <style:style style:name="P2" style:family="paragraph" style:parent-style-name="Text_20_body">
      <style:text-properties officeooo:rsid="0019becb" officeooo:paragraph-rsid="0019becb"/>
    </style:style>
    <style:style style:name="P3" style:family="paragraph" style:parent-style-name="Text_20_body">
      <style:text-properties officeooo:paragraph-rsid="00250438"/>
    </style:style>
    <style:style style:name="P4" style:family="paragraph" style:parent-style-name="Text_20_body">
      <style:text-properties officeooo:rsid="0029eabb" officeooo:paragraph-rsid="0029eabb"/>
    </style:style>
    <style:style style:name="P5" style:family="paragraph" style:parent-style-name="Text_20_body">
      <style:text-properties officeooo:rsid="0029eabb" officeooo:paragraph-rsid="003c99ac"/>
    </style:style>
    <style:style style:name="P6" style:family="paragraph" style:parent-style-name="Text_20_body">
      <style:text-properties officeooo:rsid="0029eabb" officeooo:paragraph-rsid="003cacb3"/>
    </style:style>
    <style:style style:name="P7" style:family="paragraph" style:parent-style-name="Text_20_body">
      <style:text-properties officeooo:rsid="002b63b8" officeooo:paragraph-rsid="002b63b8"/>
    </style:style>
    <style:style style:name="P8" style:family="paragraph" style:parent-style-name="Text_20_body">
      <style:text-properties officeooo:rsid="002b63b8" officeooo:paragraph-rsid="003c99ac"/>
    </style:style>
    <style:style style:name="P9" style:family="paragraph" style:parent-style-name="Text_20_body">
      <style:text-properties officeooo:rsid="002ed28c" officeooo:paragraph-rsid="002ed28c"/>
    </style:style>
    <style:style style:name="P10" style:family="paragraph" style:parent-style-name="Text_20_body">
      <style:text-properties officeooo:rsid="002f6e90" officeooo:paragraph-rsid="002f6e90"/>
    </style:style>
    <style:style style:name="P11" style:family="paragraph" style:parent-style-name="Text_20_body">
      <style:text-properties officeooo:rsid="002fa43f" officeooo:paragraph-rsid="002fa43f"/>
    </style:style>
    <style:style style:name="P12" style:family="paragraph" style:parent-style-name="Text_20_body">
      <style:text-properties officeooo:rsid="0030ce1c" officeooo:paragraph-rsid="0030ce1c"/>
    </style:style>
    <style:style style:name="P13" style:family="paragraph" style:parent-style-name="Text_20_body">
      <style:text-properties officeooo:rsid="0032ba9e" officeooo:paragraph-rsid="0032ba9e"/>
    </style:style>
    <style:style style:name="P14" style:family="paragraph" style:parent-style-name="Text_20_body">
      <style:text-properties officeooo:rsid="00337a05" officeooo:paragraph-rsid="00337a05"/>
    </style:style>
    <style:style style:name="P15" style:family="paragraph" style:parent-style-name="Text_20_body">
      <style:text-properties officeooo:rsid="003491e6" officeooo:paragraph-rsid="003491e6"/>
    </style:style>
    <style:style style:name="P16" style:family="paragraph" style:parent-style-name="Text_20_body">
      <style:text-properties officeooo:rsid="0034d696" officeooo:paragraph-rsid="0034d696"/>
    </style:style>
    <style:style style:name="P17" style:family="paragraph" style:parent-style-name="Text_20_body">
      <style:text-properties officeooo:paragraph-rsid="0034d696"/>
    </style:style>
    <style:style style:name="P18" style:family="paragraph" style:parent-style-name="Text_20_body">
      <style:text-properties officeooo:rsid="0035cd4c" officeooo:paragraph-rsid="0035cd4c"/>
    </style:style>
    <style:style style:name="P19" style:family="paragraph" style:parent-style-name="Text_20_body">
      <style:text-properties officeooo:rsid="0036991f" officeooo:paragraph-rsid="0036991f"/>
    </style:style>
    <style:style style:name="P20" style:family="paragraph" style:parent-style-name="Text_20_body">
      <style:text-properties officeooo:rsid="0037014d" officeooo:paragraph-rsid="0037014d"/>
    </style:style>
    <style:style style:name="P21" style:family="paragraph" style:parent-style-name="Text_20_body">
      <style:text-properties officeooo:rsid="0037014d" officeooo:paragraph-rsid="00382ccf"/>
    </style:style>
    <style:style style:name="P22" style:family="paragraph" style:parent-style-name="Text_20_body">
      <style:text-properties officeooo:rsid="00382ccf" officeooo:paragraph-rsid="00382ccf"/>
    </style:style>
    <style:style style:name="P23" style:family="paragraph" style:parent-style-name="Text_20_body">
      <style:text-properties officeooo:rsid="0038fe95" officeooo:paragraph-rsid="0038fe95"/>
    </style:style>
    <style:style style:name="P24" style:family="paragraph" style:parent-style-name="Text_20_body">
      <style:text-properties fo:font-style="normal" officeooo:rsid="002ed28c" officeooo:paragraph-rsid="002ed28c" style:font-style-asian="normal" style:font-style-complex="normal"/>
    </style:style>
    <style:style style:name="P25" style:family="paragraph" style:parent-style-name="Text_20_body">
      <style:text-properties fo:font-style="normal" officeooo:rsid="0032b2c9" officeooo:paragraph-rsid="0032b2c9" style:font-style-asian="normal" style:font-style-complex="normal"/>
    </style:style>
    <style:style style:name="P26" style:family="paragraph" style:parent-style-name="Text_20_body">
      <style:text-properties fo:font-style="normal" officeooo:rsid="0034d696" officeooo:paragraph-rsid="0034d696" style:font-style-asian="normal" style:font-style-complex="normal"/>
    </style:style>
    <style:style style:name="P27" style:family="paragraph" style:parent-style-name="Text_20_body">
      <style:text-properties fo:font-style="normal" officeooo:rsid="0035cd4c" officeooo:paragraph-rsid="0035cd4c" style:font-style-asian="normal" style:font-style-complex="normal"/>
    </style:style>
    <style:style style:name="P28" style:family="paragraph" style:parent-style-name="Text_20_body">
      <style:text-properties officeooo:rsid="003e62bc" officeooo:paragraph-rsid="003e62bc"/>
    </style:style>
    <style:style style:name="P29" style:family="paragraph" style:parent-style-name="Text_20_body">
      <style:text-properties officeooo:rsid="004051e7" officeooo:paragraph-rsid="004051e7"/>
    </style:style>
    <style:style style:name="P30" style:family="paragraph" style:parent-style-name="Text_20_body" style:master-page-name="">
      <style:paragraph-properties fo:margin-left="0.5in" fo:margin-right="0.4366in" fo:margin-top="0in" fo:margin-bottom="0.0972in" style:contextual-spacing="false" fo:line-height="120%" fo:text-align="justify" style:justify-single-word="false" fo:text-indent="0in" style:auto-text-indent="false" style:page-number="auto"/>
      <style:text-properties fo:background-color="#cccccc"/>
    </style:style>
    <style:style style:name="P31" style:family="paragraph" style:parent-style-name="Command">
      <style:text-properties officeooo:rsid="00272e6f" officeooo:paragraph-rsid="002ed28c"/>
    </style:style>
    <style:style style:name="P32" style:family="paragraph" style:parent-style-name="Command">
      <style:text-properties officeooo:paragraph-rsid="002ed28c"/>
    </style:style>
    <style:style style:name="P33" style:family="paragraph" style:parent-style-name="Command">
      <style:text-properties officeooo:paragraph-rsid="002fa43f"/>
    </style:style>
    <style:style style:name="P34" style:family="paragraph" style:parent-style-name="Command">
      <style:text-properties officeooo:rsid="0037014d" officeooo:paragraph-rsid="00382ccf"/>
    </style:style>
    <style:style style:name="P35" style:family="paragraph" style:parent-style-name="Command">
      <style:text-properties fo:font-style="normal" style:font-style-asian="normal" style:font-style-complex="normal"/>
    </style:style>
    <style:style style:name="P36" style:family="paragraph" style:parent-style-name="Command">
      <style:text-properties fo:font-style="normal" officeooo:rsid="00272e6f" style:font-style-asian="normal" style:font-style-complex="normal"/>
    </style:style>
    <style:style style:name="P37" style:family="paragraph" style:parent-style-name="Command">
      <style:text-properties officeooo:paragraph-rsid="004051e7"/>
    </style:style>
    <style:style style:name="P38" style:family="paragraph" style:parent-style-name="Text_20_body">
      <style:paragraph-properties fo:break-before="page"/>
      <style:text-properties officeooo:rsid="002fa43f" officeooo:paragraph-rsid="002fa43f"/>
    </style:style>
    <style:style style:name="P39" style:family="paragraph" style:parent-style-name="Heading_20_2">
      <style:text-properties officeooo:rsid="004b7cf7" officeooo:paragraph-rsid="004b7cf7"/>
    </style:style>
    <style:style style:name="P40" style:family="paragraph" style:parent-style-name="Heading_20_1">
      <style:text-properties officeooo:rsid="0026b12e"/>
    </style:style>
    <style:style style:name="P41" style:family="paragraph" style:parent-style-name="Heading_20_1">
      <style:text-properties officeooo:rsid="003e62bc" officeooo:paragraph-rsid="003e62bc"/>
    </style:style>
    <style:style style:name="P42" style:family="paragraph" style:parent-style-name="Heading_20_1">
      <style:paragraph-properties fo:break-before="page"/>
      <style:text-properties officeooo:rsid="0029eabb" officeooo:paragraph-rsid="0029eabb"/>
    </style:style>
    <style:style style:name="P43" style:family="paragraph" style:parent-style-name="Command">
      <style:text-properties officeooo:rsid="00479193" officeooo:paragraph-rsid="00479193"/>
    </style:style>
    <style:style style:name="P44" style:family="paragraph" style:parent-style-name="Command">
      <style:text-properties officeooo:rsid="00479193" officeooo:paragraph-rsid="0047b205"/>
    </style:style>
    <style:style style:name="P45" style:family="paragraph" style:parent-style-name="Command">
      <style:text-properties officeooo:rsid="00479193" officeooo:paragraph-rsid="004aae28"/>
    </style:style>
    <style:style style:name="P46" style:family="paragraph" style:parent-style-name="Text_20_body">
      <style:text-properties officeooo:rsid="004b7e31" officeooo:paragraph-rsid="004b7e31" fo:background-color="#ffff00"/>
    </style:style>
    <style:style style:name="P47" style:family="paragraph" style:parent-style-name="Text_20_body">
      <style:text-properties officeooo:rsid="0044bc13" officeooo:paragraph-rsid="0046702a"/>
    </style:style>
    <style:style style:name="P48" style:family="paragraph" style:parent-style-name="Text_20_body">
      <style:text-properties officeooo:rsid="00479193" officeooo:paragraph-rsid="00479193"/>
    </style:style>
    <style:style style:name="P49" style:family="paragraph" style:parent-style-name="Text_20_body">
      <style:text-properties officeooo:rsid="0048fa2a" officeooo:paragraph-rsid="0048fa2a"/>
    </style:style>
    <style:style style:name="P50" style:family="paragraph" style:parent-style-name="Text_20_body">
      <style:text-properties officeooo:rsid="004aae28" officeooo:paragraph-rsid="004aae28"/>
    </style:style>
    <style:style style:name="P51" style:family="paragraph" style:parent-style-name="Text_20_body">
      <style:text-properties officeooo:rsid="004b7cf7" officeooo:paragraph-rsid="004b7cf7"/>
    </style:style>
    <style:style style:name="T1" style:family="text">
      <style:text-properties officeooo:rsid="001b9829"/>
    </style:style>
    <style:style style:name="T2" style:family="text">
      <style:text-properties officeooo:rsid="001d755f"/>
    </style:style>
    <style:style style:name="T3" style:family="text">
      <style:text-properties officeooo:rsid="001eb130"/>
    </style:style>
    <style:style style:name="T4" style:family="text">
      <style:text-properties officeooo:rsid="00250438"/>
    </style:style>
    <style:style style:name="T5" style:family="text">
      <style:text-properties officeooo:rsid="0026b12e"/>
    </style:style>
    <style:style style:name="T6" style:family="text">
      <style:text-properties fo:font-style="italic" style:font-style-asian="italic" style:font-style-complex="italic"/>
    </style:style>
    <style:style style:name="T7" style:family="text">
      <style:text-properties fo:font-style="italic" officeooo:rsid="001b9829" style:font-style-asian="italic" style:font-style-complex="italic"/>
    </style:style>
    <style:style style:name="T8" style:family="text">
      <style:text-properties fo:font-style="italic" officeooo:rsid="0026b12e" style:font-style-asian="italic" style:font-style-complex="italic"/>
    </style:style>
    <style:style style:name="T9" style:family="text">
      <style:text-properties fo:font-style="italic" officeooo:rsid="002b63b8" style:font-style-asian="italic" style:font-style-complex="italic"/>
    </style:style>
    <style:style style:name="T10" style:family="text">
      <style:text-properties fo:font-style="italic" officeooo:rsid="0034d696" style:font-style-asian="italic" style:font-style-complex="italic"/>
    </style:style>
    <style:style style:name="T11" style:family="text">
      <style:text-properties fo:font-style="italic" officeooo:rsid="004051e7" style:font-style-asian="italic" style:font-style-complex="italic"/>
    </style:style>
    <style:style style:name="T12" style:family="text">
      <style:text-properties fo:font-style="italic" officeooo:rsid="00416076" style:font-style-asian="italic" style:font-style-complex="italic"/>
    </style:style>
    <style:style style:name="T13" style:family="text">
      <style:text-properties fo:font-style="italic" officeooo:rsid="004ab62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officeooo:rsid="00272e6f"/>
    </style:style>
    <style:style style:name="T16" style:family="text">
      <style:text-properties officeooo:rsid="002b63b8"/>
    </style:style>
    <style:style style:name="T17" style:family="text">
      <style:text-properties officeooo:rsid="002ed28c"/>
    </style:style>
    <style:style style:name="T18" style:family="text">
      <style:text-properties fo:font-style="normal" style:font-style-asian="normal" style:font-style-complex="normal"/>
    </style:style>
    <style:style style:name="T19" style:family="text">
      <style:text-properties officeooo:rsid="002fa43f"/>
    </style:style>
    <style:style style:name="T20" style:family="text">
      <style:text-properties officeooo:rsid="0032ba9e"/>
    </style:style>
    <style:style style:name="T21" style:family="text">
      <style:text-properties officeooo:rsid="00337a05"/>
    </style:style>
    <style:style style:name="T22" style:family="text">
      <style:text-properties officeooo:rsid="003491e6"/>
    </style:style>
    <style:style style:name="T23" style:family="text">
      <style:text-properties officeooo:rsid="0034d696"/>
    </style:style>
    <style:style style:name="T24" style:family="text">
      <style:text-properties officeooo:rsid="0035cd4c"/>
    </style:style>
    <style:style style:name="T25" style:family="text">
      <style:text-properties officeooo:rsid="0036991f"/>
    </style:style>
    <style:style style:name="T26" style:family="text">
      <style:text-properties officeooo:rsid="0037014d"/>
    </style:style>
    <style:style style:name="T27" style:family="text">
      <style:text-properties officeooo:rsid="00382ccf"/>
    </style:style>
    <style:style style:name="T28" style:family="text">
      <style:text-properties officeooo:rsid="0038fe95"/>
    </style:style>
    <style:style style:name="T29" style:family="text">
      <style:text-properties officeooo:rsid="004051e7"/>
    </style:style>
    <style:style style:name="T30" style:family="text">
      <style:text-properties officeooo:rsid="00416076"/>
    </style:style>
    <style:style style:name="T31" style:family="text">
      <style:text-properties officeooo:rsid="00419dc7"/>
    </style:style>
    <style:style style:name="T32" style:family="text">
      <style:text-properties officeooo:rsid="0046702a"/>
    </style:style>
    <style:style style:name="T33" style:family="text">
      <style:text-properties officeooo:rsid="0047b205"/>
    </style:style>
    <style:style style:name="T34" style:family="text">
      <style:text-properties officeooo:rsid="004aae28"/>
    </style:style>
    <style:style style:name="T35" style:family="text">
      <style:text-properties officeooo:rsid="004ab6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uma KYUM Example/Tutorial </text:p>
      <text:p text:style-name="P1"/>
      <text:h text:style-name="P40" text:outline-level="1">Introduction</text:h>
      <text:p text:style-name="Text_20_body">This document provides both an example and a tutorial of how to use Rapuma for typesetting a simple Scripture publication. Please note this <text:span text:style-name="T5">example </text:span>project and the material it contains is not for public distribution in any way. Permission to use this project’s data has been given only for use in the context of Rapuma development. This data set was chosen for particular complexities which make it a good test for the system. <text:span text:style-name="T5">It is assumed that anyone using this example is involved in Rapuma development and has the latest version of the project from </text:span><text:span text:style-name="T8">github</text:span><text:span text:style-name="T5"> installed on their system. You can get that here:</text:span></text:p>
      <text:p text:style-name="Command">https://github.com/sillsdev/rapuma.git</text:p>
      <text:p text:style-name="P2">There is a Bash script provided which is used for testing <text:span text:style-name="T1">Rapuma. It is found in the </text:span><text:span text:style-name="T7">testing</text:span><text:span text:style-name="T1"> folder which is inside the </text:span><text:span text:style-name="T7">resource</text:span><text:span text:style-name="T1"> folder. It contains the virtually all the commands of this tutorial, but with no documentation. So for testing, it is useful, for understanding, not so much. This tutorial is written to help a user understand the command syntax and a general understanding of how to process a publication with the CLI (Command Line Interface). It will take the process from start to finish, one line at a time, explaining what each command does. It is not an exhaustive tutorial but you should get the idea by the time you are finished with it. The end result will be a PDF file in the Deliverable folder that contains the contents of our mini publication. It should be noted that the quality of this test publication is no where near what it would need to be if it were going to be an actual product. Much more work would need to be done to finish it.</text:span></text:p>
      <text:p text:style-name="P30"><text:span text:style-name="T2">NOTE: </text:span>Before <text:span text:style-name="T2">starting this tutorial</text:span>, be sure you have a properly set up system according to the "installme" instructions found in the Rapuma <text:span text:style-name="T2">program </text:span>doc folder. NOTE: This script is <text:span text:style-name="T15">designed</text:span> to work with Rapuma version v0.7.202 or higher and on the Linux operating system, Ubuntu 14.04 or higher.</text:p>
      <text:h text:style-name="Heading_20_1" text:outline-level="1">Environment Setup</text:h>
      <text:p text:style-name="P3">First, <text:span text:style-name="T2">we need to </text:span>setup the environment <text:span text:style-name="T2">for this tutorial to be useful</text:span>. Rapuma publishing systems have a specified project folder. For this example we will assume the name of that folder is “Publishing”. <text:span text:style-name="T4">In our Publishing folder we are going to create a sub-folder called “my_source” that will contain all data for this example as well as others. In that folder please copy the compressed Zip files found in the Rapuma program project folder in resource/example. Copy assets.zip and KYUM.zip into your my_source folder and extract them there and delete the zip files. That should give you everything you need for this tutorial.</text:span></text:p>
      <text:h text:style-name="P42" text:outline-level="1">CLI Syntax</text:h>
      <text:p text:style-name="P4">The Command Line Interface (CLI) syntax has a very basic and consistent structure. Basically, it goes like this:</text:p>
      <text:p text:style-name="Command">rapuma &lt;Command Class&gt; &lt;Project ID&gt; &lt;Command&gt; &lt;Sub-command&gt; [options]</text:p>
      <text:p text:style-name="P5">The first position, of course contains <text:span text:style-name="T14">“rapuma”</text:span>, which calls the program. The second position, the Command Class, <text:span text:style-name="T16">directs Rapuma to the group, or class, of commands that will be executed. The command classes are grouped by scope of function. The classes are, </text:span><text:span text:style-name="T9">help, publication, content, asset, process, and setting</text:span><text:span text:style-name="T16">.</text:span></text:p>
      <text:p text:style-name="P5"><text:span text:style-name="T16">The third position always contains the Project ID which directs Rapuma to what project will be acted on. The project ID can be anything. Often, in the CLI context, it is useful to make it a somewhat human readable form. In this example the project ID is: </text:span><text:span text:style-name="T9">KYU-MYMR-KYUMTEST</text:span><text:span text:style-name="T16">. The first part, KYU, is the language ID. The second part, MYMR, is the script ID. The third part, KYUMTEST, is a somewhat random project designator. </text:span></text:p>
      <text:p text:style-name="P8">The fourth position in the command syntax is the main command focus. This will vary from class to class. For example, the content class has two parts it focuses on, component and group.</text:p>
      <text:p text:style-name="P6"><text:span text:style-name="T16">The fifth position, is the sub-command. Often there will be an </text:span><text:span text:style-name="T9">add</text:span><text:span text:style-name="T16">, </text:span><text:span text:style-name="T9">remove</text:span><text:span text:style-name="T16"> and </text:span><text:span text:style-name="T9">update</text:span><text:span text:style-name="T16"> command and perhaps others, depending on the main command it is under. </text:span></text:p>
      <text:p text:style-name="P6"><text:span text:style-name="T16">After that various options may be used to tailor each command to create the right results. Some </text:span><text:span text:style-name="T9">options</text:span><text:span text:style-name="T16"> are not optional. For example, often the --group option is needed to enable Rapuma to know what group it will be acting on. Rapuma tries to make sure you use the </text:span><text:span text:style-name="T9">“required options”</text:span><text:span text:style-name="T16"> (oxymoron) for each command. So, let’s get started.</text:span></text:p>
      <text:p text:style-name="P15">While working through this tutorial, be careful of copy and pasting commands that wrap lines in this document. For formating purposes, line breaks have been added so commands will fail if you just copy and paste into the terminal. You might want to paste them into a plain-text editor and <text:span text:style-name="T6">“straighten”</text:span> the lines out. Then copy and paste into the terminal. </text:p>
      <text:h text:style-name="Heading_20_1" text:outline-level="1">Creating A Project</text:h>
      <text:p text:style-name="Text_20_body"><text:span text:style-name="T3">One command is used to create the base project in the Publishing folder. </text:span>After this command is run there will be a new project folder created named “KYU-MYMR-KYUMTEST” in the main project folder.</text:p>
      <text:p text:style-name="Command">rapuma publication KYU-MYMR-KYUMTEST project create</text:p>
      <text:p text:style-name="P7">Note: There is no magic to the project ID <text:span text:style-name="T6">“KYU-MYMR-KYUMTEST”</text:span>, it could be anything. <text:span text:style-name="T21">You will now notice that there is a new folder with the same name as the project ID in your designated publishing projects folder.</text:span></text:p>
      <text:h text:style-name="Heading_20_2" text:outline-level="2"><text:soft-page-break/>Project Removal</text:h>
      <text:p text:style-name="Text_20_body">This Rapuma command is for deleting any previous copies of this example project on your system. Be careful when using this command as this action cannot be undone. This command permanently removes the project and its contents. Any work done will be lost when it is run.</text:p>
      <text:p text:style-name="Command">rapuma publication KYU-MYMR-KYUMTEST project remove</text:p>
      <text:p text:style-name="Text_20_body">Note that this would be the same as selecting the project folder in your file browser and deleting it.</text:p>
      <text:h text:style-name="Heading_20_1" text:outline-level="1">Adding Groups</text:h>
      <text:p text:style-name="P4">As the end goal is to create the content for our test publication, we will start by creating <text:span text:style-name="T17">a group for each section or collection of components that will be rendered or merged into the project. These commands will create the three groups we will be working with</text:span></text:p>
      <text:p text:style-name="P32">rapuma content KYU-MYMR-KYUMTEST group add --group FRONT --comp_type pdf</text:p>
      <text:p text:style-name="Command">rapuma content KYU-MYMR-KYUMTEST group add --group GOSPEL --comp_type usfm</text:p>
      <text:p text:style-name="P31">rapuma content KYU-MYMR-KYUMTEST group add --group FOURTEES --comp_type usfm</text:p>
      <text:p text:style-name="P9">The first group, FRONT is for the front matter and for this publication it will contain <text:span text:style-name="T6">fixed</text:span><text:span text:style-name="T18"> type components. In other words, PDF files that will be merged together into one group. Then that group, in the end will be bound to the other groups in a specified order. We will set the order now with these three setting commands:</text:span></text:p>
      <text:p text:style-name="P36">rapuma setting KYU-MYMR-KYUMTEST project --section Groups/FRONT --key bindingOrder --value 1</text:p>
      <text:p text:style-name="Command">rapuma setting KYU-MYMR-KYUMTEST project --section Groups/GOSPEL --key bindingOrder --value 2</text:p>
      <text:p text:style-name="Command">rapuma setting KYU-MYMR-KYUMTEST project --section Groups/FOURTEES --key bindingOrder --value 3</text:p>
      <text:p text:style-name="P24">Without setting the order, the bind command may not give the desired results.</text:p>
      <text:p text:style-name="P10"><text:span text:style-name="T18">To remove a group, use the </text:span><text:span text:style-name="T6">remove</text:span><text:span text:style-name="T18"> command in place of where you used </text:span><text:span text:style-name="T6">add</text:span><text:span text:style-name="T18"> and designate the group with the </text:span><text:span text:style-name="T6">--group</text:span><text:span text:style-name="T18"> parameter like this:</text:span></text:p>
      <text:p text:style-name="Command">rapuma content KYU-MYMR-KYUMTEST group remove --group GOSPEL</text:p>
      <text:p text:style-name="P10">Of course, if you actually ran that command you just killed the GOSPEL group along with the binding order setting. If you want to continue on, you will want to add that back in and set the binding order to a value of “2”. </text:p>
      <text:h text:style-name="Heading_20_2" text:outline-level="2">Preprocess Scripts</text:h>
      <text:p text:style-name="P11">Some groups will require that the source text be preprocessed before it can be rendered. For this example we will do a very simple preprocess. However, it will not be explained here. To add a preprocess script to the GOSPEL project group use this command:</text:p>
      <text:p text:style-name="Command">rapuma asset KYU-MYMR-KYUMTEST script add --group GOSPEL –preprocess<text:span text:style-name="T22"><text:line-break/></text:span>--path ~/Publishing/my_source/KYUM/process/kyum_textPreprocess.py</text:p>
      <text:p text:style-name="P11"/>
      <text:p text:style-name="P38">Next, we use a setting command to turn on preprocessing for the GOSPEL group:</text:p>
      <text:p text:style-name="Command">rapuma setting KYU-MYMR-KYUMTEST project --section Groups/GOSPEL --key usePreprocessScript --value True</text:p>
      <text:p text:style-name="P11">Often, while in the setup stage of a project it is necessary to modify and update a process script. You can do that like this:</text:p>
      <text:p text:style-name="P33">rapuma asset KYU-MYMR-KYUMTEST script <text:span text:style-name="T19">update</text:span> --group GOSPEL --preprocess<text:line-break/>--path ~/Publishing/my_source/KYUM/<text:span text:style-name="T20">updates</text:span>/kyum_textPreprocess-<text:span text:style-name="T19">v2</text:span>.py</text:p>
      <text:p text:style-name="P12"><text:span text:style-name="T20">Note the different path and file name. </text:span>This will only preprocess the source text for the GOSPEL group. The same preprocess script can be applied to other groups. However, in the case of the FRONT group, it is not necessary because this group uses PDF file components which are a <text:span text:style-name="T6">fixed</text:span><text:span text:style-name="T18"> type. The preprocess script used above could be used applied to the FOURTEES group but we will not do that now. When you get to the render commands, see if you can tell what the difference is between the GOSPEL and FRONT group. What would you have to do to get them to look the same? </text:span></text:p>
      <text:p text:style-name="P25">Groups are just containers to hold components. Now let’s move on to adding the components to the groups we have created.</text:p>
      <text:h text:style-name="Heading_20_2" text:outline-level="2">Adding Components to Groups</text:h>
      <text:p text:style-name="P13">Now we will add all the components to the groups we created. We will start with the GOSPEL group.</text:p>
      <text:p text:style-name="Command">rapuma content KYU-MYMR-KYUMTEST component add --group GOSPEL --cid_list "mat <text:span text:style-name="T20">mrk</text:span> luk jhn <text:span text:style-name="T21">act</text:span>" <text:line-break/>--path ~/Publishing/my_source/KYUM/PT-source</text:p>
      <text:p text:style-name="Text_20_body">Then the FOURTEES group with this command:</text:p>
      <text:p text:style-name="Command">rapuma content KYU-MYMR-KYUMTEST component add --group FOURTEES --cid_list "1th 2th 1ti 2ti" --path ~/Publishing/my_source/KYUM/PT-source</text:p>
      <text:p text:style-name="P13">Finally, we’ll add the FRONT components. However, you will notice in the <text:span text:style-name="T6">--cid_list</text:span> there is a difference in component IDs from the previous two groups. In this group, any form of ID can be used as long as it relates to a file of the same name. For example, the <text:span text:style-name="T6">cover</text:span> ID is for the <text:span text:style-name="T6">cover.pdf </text:span>component file. This is case sensitive, by the way. So if the ID is <text:span text:style-name="T6">cover</text:span> but the relating file is <text:span text:style-name="T6">COVER.PDF</text:span>, the component import will fail. In that case, the ID should be <text:span text:style-name="T6">COVER</text:span>, not <text:span text:style-name="T6">cover</text:span>.</text:p>
      <text:p text:style-name="Command">rapuma content KYU-MYMR-KYUMTEST component add --group FRONT <text:line-break/>--cid_list "cover title copyright toc introduction" <text:line-break/>--path ~/Publishing/my_source/KYUM/FRONT-source</text:p>
      <text:p text:style-name="P14">With these commands, all the components for this publication are now in place. </text:p>
      <text:h text:style-name="Heading_20_2" text:outline-level="2">Updating <text:span text:style-name="T21">Components</text:span></text:h>
      <text:p text:style-name="P14">To update the <text:span text:style-name="T6">jhn</text:span> (Book of John) component in the GOSPEL group, use this command:</text:p>
      <text:p text:style-name="Command">rapuma content KYU-MYMR-KYUMTEST component update --group GOSPEL --cid_list jhn <text:line-break/>--path ~/Publishing/my_source/KYUM/updates</text:p>
      <text:p text:style-name="P14">Again, note the path, where the updated file is coming from. In this update, a very small change was made in the English sub-title on the first page, see if you can tell the difference from the other books in the group.</text:p>
      <text:h text:style-name="Heading_20_2" text:outline-level="2"><text:soft-page-break/>Removing Components</text:h>
      <text:p text:style-name="P14">To remove a component from a group, use this command:</text:p>
      <text:p text:style-name="Command">rapuma content KYU-MYMR-KYUMTEST component remove --group GOSPEL --cid_list act</text:p>
      <text:h text:style-name="Heading_20_1" text:outline-level="1">Asset Management</text:h>
      <text:p text:style-name="P14">Before we can get on to rendering, we need to manage a couple project assets, fonts and illustrations.</text:p>
      <text:h text:style-name="Heading_20_2" text:outline-level="2">Fonts</text:h>
      <text:p text:style-name="P47">Fonts are an important part of every publication. Rapuma treats fonts as a project asset, available to <text:span text:style-name="T32">all</text:span> classes and groups. An important thing to know about fonts <text:span text:style-name="T32">in the context of Rapuma is they </text:span>are <text:span text:style-name="T32">run locally and are part of the project. Rapuma does not use system fonts, only fonts installed into the project. These fonts are referred to as packages. To install a font asset for this exercise, and attach it to the USFM component type, use this command:</text:span></text:p>
      <text:p text:style-name="Command"><text:s text:c="2"/>~/Projects/rapuma/scripts/rapuma asset KYU-MYMR-KYUMTEST <text:span text:style-name="T32">font</text:span> add <text:line-break/><text:span text:style-name="T32">--path ~/Publishing/my_source/assets/fonts/Padauk_2.701.zip --component_type usfm</text:span></text:p>
      <text:p text:style-name="P48">This font will be available for any group that is using the USFM component type. Other fonts can be used in the project as well, so to install a second font package, use this command:</text:p>
      <text:p text:style-name="P43">~/Projects/rapuma/scripts/rapuma asset KYU-MYMR-KYUMTEST <text:span text:style-name="T32">font</text:span> add <text:line-break/><text:span text:style-name="T32">--path ~/Publishing/my_source/assets/fonts/</text:span>Charis\ SIL_4.106.zip</text:p>
      <text:p text:style-name="P48">At present, Rapuma will only support fonts at the component level, not the group level. Thus, if the <text:span text:style-name="T6">--component_type usfm</text:span> command were to be used <text:span text:style-name="T33">with the previous command</text:span>, it would change the font <text:span text:style-name="T33">attached to the USFM component </text:span>from Padauk to Charis. That is not what we want. <text:span text:style-name="T33">In fact, we really don’t need Charis at all for this project so to remove it, this command would be used:</text:span></text:p>
      <text:p text:style-name="P44">~/Projects/rapuma/scripts/rapuma asset KYU-MYMR-KYUMTEST <text:span text:style-name="T32">font</text:span> <text:span text:style-name="T33">remove</text:span> <text:line-break/><text:span text:style-name="T32">--package_id "Charis SIL_4.106"</text:span></text:p>
      <text:p text:style-name="P49">Some times it is necessary to update a font that is already installed. You do that much like adding a font. This command would do it:</text:p>
      <text:p text:style-name="P45">~/Projects/rapuma/scripts/rapuma asset KYU-MYMR-KYUMTEST <text:span text:style-name="T32">font</text:span> <text:span text:style-name="T34">update</text:span> <text:line-break/><text:span text:style-name="T32">--path ~/Publishing/my_source/assets/fonts/Padauk_2.701.zip</text:span></text:p>
      <text:p text:style-name="P50">If the name of the font has changed, then it would be best to <text:span text:style-name="T35">remove the original font first, then install using </text:span><text:span text:style-name="T13">add</text:span><text:span text:style-name="T35"> to install the updated version. (Might need to rethink this one.)</text:span></text:p>
      <text:h text:style-name="P39" text:outline-level="2">Macros</text:h>
      <text:p text:style-name="P51">Another key asset in a Rapuma project is the macro package. At this point, there is really only one macro packages in use, the usfmTex package. This package is a fork on the original Scripture typesetting TeX macro, the ptx2pdf package, developed in the late 1990s. The TeX macros are what drives the XeTeX rendering engine. Hopefully some day there will be more than just the usfmTex package and with that in mind, Rapuma is designed to work with other macro packages, even though no other packages currently exist.</text:p>
      <text:p text:style-name="P46"><text:soft-page-break/>Explain how macros are installed, just like other assets.</text:p>
      <text:h text:style-name="Heading_20_2" text:outline-level="2">Illustrations</text:h>
      <text:p text:style-name="P17">During <text:span text:style-name="T23">the </text:span>USFM text import, if \fig markers were present in the source text <text:span text:style-name="T23">(as they were in the </text:span><text:span text:style-name="T10">jhn</text:span><text:span text:style-name="T23"> component)</text:span>, Rapuma gathered metadata from them for the illustrations used in the publication. This information is stored in the illustration.conf file. Rapuma will use it to pull in the correct illustration files from the folder specified. Assuming that all possible illustrations are in one folder, this is the command used to import the necessary illustrations:</text:p>
      <text:p text:style-name="Command">~/Projects/rapuma/scripts/rapuma asset KYU-MYMR-KYUMTEST illustration add --group GOSPEL <text:line-break/>--path ~/Publishing/my_source/assets/illustrations</text:p>
      <text:p text:style-name="P16">The <text:span text:style-name="T6">remove</text:span><text:span text:style-name="T18"> and </text:span><text:span text:style-name="T6">update</text:span><text:span text:style-name="T18"> commands work the same for fonts and illustrations as in other areas of the program.</text:span></text:p>
      <text:p text:style-name="P26">Even though the illustrations are now in the project, they will not show up in the rendered text until we turn them on with this setting command:</text:p>
      <text:p text:style-name="P35">rapuma setting KYU-MYMR-KYUMTEST project --section Groups/GOSPEL --key useIllustrations <text:line-break/>--value True</text:p>
      <text:p text:style-name="P27">There are more illustration settings that are needed but that will be covered in the next section.</text:p>
      <text:h text:style-name="Heading_20_1" text:outline-level="1">S<text:span text:style-name="T23">ettings</text:span> <text:span text:style-name="T23">Management</text:span></text:h>
      <text:p text:style-name="P18">Rapuma has many many configuration settings that can be changed to make the rendered output look more like you would want it to. We have already set a few of those. Now, we’ll set the rest and I’ll try to briefly explain what each one does.</text:p>
      <text:h text:style-name="Heading_20_2" text:outline-level="2">Illustrations</text:h>
      <text:p text:style-name="P18">Figure placeholders enable faster rendering, which is needed for composition. A blank box is inserted where the illustration would be. By default this is turned on. To turn it off so illustrations can be seen in the rendered output, use this command:</text:p>
      <text:p text:style-name="Command">rapuma setting KYU-MYMR-KYUMTEST layout --section DocumentFeatures --key useFigurePlaceHolders --value False</text:p>
      <text:p text:style-name="P18">By default, illustrations are placed in the upper left corner of the page. This will move one of the illustrations to the bottom right corner. When you get to the rendering phase, see if you can find it.</text:p>
      <text:p text:style-name="Command">rapuma setting KYU-MYMR-KYUMTEST illustration --section GOSPEL/lb00135 --key position <text:line-break/>--value br</text:p>
      <text:h text:style-name="Heading_20_2" text:outline-level="2">General</text:h>
      <text:p text:style-name="P18">This is an obscure TeX command that will suppress superfluous warnings when rendering:</text:p>
      <text:p text:style-name="Command">~/Projects/rapuma/scripts/rapuma setting KYU-MYMR-KYUMTEST usfmTex --section TeXBehavior <text:line-break/>--key vFuzz --value 4.8p<text:span text:style-name="T24">t</text:span></text:p>
      <text:h text:style-name="Heading_20_2" text:outline-level="2"><text:soft-page-break/>Font</text:h>
      <text:p text:style-name="P18">Some useful magic font settings:</text:p>
      <text:p text:style-name="Command">rapuma setting KYU-MYMR-KYUMTEST usfmTex --section FontSettings --key useRenderingSystem --value GR</text:p>
      <text:p text:style-name="Command">rapuma setting KYU-MYMR-KYUMTEST usfmTex --section FontSettings --key useLanguage --value kyu</text:p>
      <text:p text:style-name="Command">rapuma setting KYU-MYMR-KYUMTEST usfmTex --section FontSettings --key useMapping <text:line-break/>--value kye_renumber</text:p>
      <text:p text:style-name="Command">rapuma setting KYU-MYMR-KYUMTEST layout --section TextElements --key bodyFontSize --value 9</text:p>
      <text:p text:style-name="Command">rapuma setting KYU-MYMR-KYUMTEST layout --section TextElements --key bodyTextLeading --value 13</text:p>
      <text:h text:style-name="Heading_20_2" text:outline-level="2">Print <text:span text:style-name="T25">O</text:span>utput</text:h>
      <text:p text:style-name="P19">These settings will change the background that can be added to the rendered output.</text:p>
      <text:p text:style-name="Command">rapuma setting KYU-MYMR-KYUMTEST layout --section DocumentFeatures --key backgroundComponents --value watermark,cropmarks</text:p>
      <text:p text:style-name="Command">rapuma setting KYU-MYMR-KYUMTEST layout --section DocumentFeatures --key watermarkText <text:line-break/>--value "<text:span text:style-name="T26">EXAMPLE</text:span>"</text:p>
      <text:p text:style-name="Command">rapuma asset KYU-MYMR-KYUMTEST background update --group GOSPEL</text:p>
      <text:p text:style-name="Command">rapuma setting KYU-MYMR-KYUMTEST layout --section DocumentFeatures --key docInfoText --value "<text:span text:style-name="T26">Rapuma Tutorial Example</text:span>"</text:p>
      <text:h text:style-name="Heading_20_2" text:outline-level="2">Columns</text:h>
      <text:p text:style-name="P20">Some settings that help the default two column layout look better. First add a rule between the columns.</text:p>
      <text:p text:style-name="Command">rapuma setting KYU-MYMR-KYUMTEST layout --section DocumentFeatures --key columnGutterRule --value True</text:p>
      <text:p text:style-name="P20">Spread the columns out for the marginal verse numbers we will add soon.</text:p>
      <text:p text:style-name="Command">rapuma setting KYU-MYMR-KYUMTEST usfmTex --section Columns --key columnGutterFactor --value 20</text:p>
      <text:p text:style-name="P20">Move the gutter rule up a little.</text:p>
      <text:p text:style-name="Command">rapuma setting KYU-MYMR-KYUMTEST usfmTex --section Columns --key columnGutterRuleSkip --value 4</text:p>
      <text:h text:style-name="Heading_20_2" text:outline-level="2">Verse number display</text:h>
      <text:p text:style-name="P20">Add marginal verse numbers. These are numbers that <text:span text:style-name="T6">float</text:span> in the margin rather than embedded in the text.</text:p>
      <text:p text:style-name="Command">rapuma setting KYU-MYMR-KYUMTEST usfmTex --section ChapterVerse --key useMarginalVerses <text:line-break/>--value True</text:p>
      <text:h text:style-name="Heading_20_2" text:outline-level="2">Binding</text:h>
      <text:p text:style-name="P20">Change page number in the second group (FOURTEES) so it continues on from the first section. (Note, this number may not be exactly right. This just shows that it can be done.)</text:p>
      <text:p text:style-name="Command">rapuma setting KYU-MYMR-KYUMTEST project --section Groups/FOURTEES --key startPageNumber --value 274</text:p>
      <text:h text:style-name="Heading_20_1" text:outline-level="1"><text:soft-page-break/>RENDERING</text:h>
      <text:p text:style-name="P21"><text:span text:style-name="T27">To</text:span> render <text:span text:style-name="T27">just</text:span> one component in a group, <text:span text:style-name="T27">save it in the Deliverable folder, add a background and some document information to it, </text:span>you would do it like this:</text:p>
      <text:p text:style-name="P34">rapuma process KYU-MYMR-KYUMTEST component render --group GOSPEL --cid_list jhn --<text:span text:style-name="T27">save<text:line-break/> --background --doc_info</text:span></text:p>
      <text:p text:style-name="P22">You can run render commands on all the components with various output options. This is what is done during the compositing phase. Once that is done and everything looks right, you will need to render each of the groups like this:</text:p>
      <text:p text:style-name="Command">rapuma process KYU-MYMR-KYUMTEST group render --group GOSPEL</text:p>
      <text:p text:style-name="Command">rapuma process KYU-MYMR-KYUMTEST group render --group FOURTEES</text:p>
      <text:p text:style-name="Command">rapuma process KYU-MYMR-KYUMTEST group render --group FRONT</text:p>
      <text:p text:style-name="P22">When the groups have been rendered, the binding process can be run, which will complete this tutorial.</text:p>
      <text:h text:style-name="Heading_20_1" text:outline-level="1">Bind<text:span text:style-name="T27">ing</text:span></text:h>
      <text:p text:style-name="P22">Binding is what we call the process in Rapuma that combines the rendered group PDF files. <text:span text:style-name="T28">No additional rendering takes place, that’s why it is important to have run the render command on each of the groups before binding. Also, it is important that all the groups have an assigned binding order so they are put together in the right order. This is the command that makes it happen:</text:span></text:p>
      <text:p text:style-name="Command">rapuma process KYU-MYMR-KYUMTEST project bind --save</text:p>
      <text:p text:style-name="P23">The results should be a PDF file in the Deliverable folder, and it should have opened up in the PDF viewer. Other options can be added, such as a background and document information, just like the single component rendering above.</text:p>
      <text:h text:style-name="P41" text:outline-level="1">Sharing</text:h>
      <text:p text:style-name="P28">Our parents, if they were doing their job <text:span text:style-name="T31">well</text:span>, always taught us to share. The sharing feature in Rapuma is dedicated to their diligent teaching in this area. The mechanism that is most available at this time for file sharing is <text:span text:style-name="T31">often </text:span>referred to as the “<text:span text:style-name="T29">c</text:span><text:span text:style-name="T6">loud</text:span>”. <text:span text:style-name="T29">The term </text:span><text:span text:style-name="T11">cloud</text:span><text:span text:style-name="T29"> can refer to a number of on-line file storage systems that use a folder on your local system, such as Dropbox, for example.</text:span> When a project is shared in Rapuma, you are either <text:span text:style-name="T6">pulling</text:span> it or <text:span text:style-name="T6">pushing</text:span> it to the cloud. <text:span text:style-name="T29">To create a shared project in your local cloud folder, you could use a command like this:</text:span></text:p>
      <text:p text:style-name="Command">rapuma publication KYU-MYMR-KYUMTEST share push --path ~/Publishing/my_cloud</text:p>
      <text:p text:style-name="P29">Note that the folder “my_cloud” would have to be created if the above command was to work. To get a project on your system that someone else has put in the cloud, use this command:</text:p>
      <text:p text:style-name="P37">rapuma publication KYU-MYMR-KYUMTEST share pu<text:span text:style-name="T29">ll</text:span> --path ~/Publishing/my_cloud</text:p>
      <text:p text:style-name="P29">That command would pull the project data out of the cloud and put it in your local system Publishing folder. However, if you tried to use that command in this example you would see that it ran, but no files were updated from the version in the cloud. If you needed to be sure that the data in the cloud needed to <text:soft-page-break/>overwrite your system data, add the <text:span text:style-name="T6">--replace</text:span> parameter in the command. <text:span text:style-name="T30">The same works the other direction. If you want to be sure that the data in your local project overwrites that data in the cloud, use the </text:span><text:span text:style-name="T12">--replace</text:span><text:span text:style-name="T30"> parameter as well. Without that parameter, Rapuma will merge data and only replace in the target files that are older than in the source. But, if you use </text:span><text:span text:style-name="T12">--replace</text:span><text:span text:style-name="T30">, the target will be replaced with whatever is in the source, so be careful using the </text:span><text:span text:style-name="T12">--replace</text:span><text:span text:style-name="T30"> parameter.</text:span></text:p>
      <text:h text:style-name="Heading_20_1" text:outline-level="1">Conclusion</text:h>
      <text:p text:style-name="P23">In time I am sure more will be added to this tutorial, but I hope this has been helpful and you have a better understanding of how the Rapuma CLI wor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variant="small-cap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variant="small-caps" fo:color="#333333" fo:font-size="115%" fo:font-style="italic"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mmand" style:family="paragraph" style:parent-style-name="Text_20_body" style:class="text" style:master-page-name="">
      <style:paragraph-properties fo:margin-left="1in" fo:margin-right="0in" fo:margin-top="0in" fo:margin-bottom="0.0972in" style:contextual-spacing="false" fo:line-height="100%" fo:text-indent="-0.5in" style:auto-text-indent="false" style:page-number="auto">
        <style:tab-stops/>
      </style:paragraph-properties>
      <style:text-properties fo:color="#9900ff" style:font-name="Andale Mono" fo:font-family="'Andale Mono'" style:font-pitch="fixed" fo:font-size="8pt" fo:letter-spacing="-0.0043in" fo:font-weight="bold" style:font-size-asian="9pt" style:font-weight-asian="bold" style:font-size-complex="9pt" style:font-weight-complex="6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Drescher</meta:initial-creator>
    <meta:creation-date>2015-01-26T05:34:42.781566798</meta:creation-date>
    <dc:date>2015-02-25T19:22:46.801848121</dc:date>
    <dc:creator>Dennis Drescher</dc:creator>
    <meta:editing-duration>P15DT14H16M19S</meta:editing-duration>
    <meta:editing-cycles>29</meta:editing-cycles>
    <meta:generator>LibreOffice/4.2.7.2$Linux_X86_64 LibreOffice_project/420m0$Build-2</meta:generator>
    <meta:document-statistic meta:table-count="0" meta:image-count="0" meta:object-count="0" meta:page-count="9" meta:paragraph-count="140" meta:word-count="3371" meta:character-count="20505" meta:non-whitespace-character-count="17365"/>
  </office:meta>
</office:document-meta>
</file>